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font-name="Consolas" fo:font-size="9pt" style:font-name-asian="Consolas1" style:font-size-asian="9pt"/>
    </style:style>
    <style:style style:name="T4" style:family="text">
      <style:text-properties officeooo:rsid="0003b4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rehensive Chat Readout</text:h>
      <text:p text:style-name="Standard">COMPREHENSIVE CHAT READOUT — PROVENIQ Pets-<text:span text:style-name="T4">911</text:span> (WV)</text:p>
      <text:p text:style-name="Standard">Date: January 4, 2026 (America/New_York)</text:p>
      <text:p text:style-name="Standard">1) Core Problem Statements</text:p>
      <text:p text:style-name="Standard">- Lost pet owners and rescuers rely on Facebook groups with delays (waiting for admin approval) and comment noise (hundreds of unstructured replies).</text:p>
      <text:p text:style-name="Standard">- Finders often lack transport, shelters are closed after hours, and animal control may not respond.</text:p>
      <text:p text:style-name="Standard">- Need a unified platform with two entry points that share data:</text:p>
      <text:p text:style-name="Standard"><text:s text:c="2"/>A) “I lost my pet” (Missing Pet Intelligence)</text:p>
      <text:p text:style-name="Standard"><text:s text:c="2"/>B) “I found an animal” (Emergency Finder Assist — thin, realistic layer)</text:p>
      <text:p text:style-name="Standard"/>
      <text:p text:style-name="Standard">2) Confirmed Defaults (Locked Decisions)</text:p>
      <text:p text:style-name="Standard">1. Emergency “Notify ER Vet”</text:p>
      <text:p text:style-name="Standard"><text:s text:c="3"/>- Email + Twilio voice (TTS) to landline.</text:p>
      <text:p text:style-name="Standard">2. Municipal call button + accountability logging</text:p>
      <text:p text:style-name="Standard"><text:s text:c="3"/>- User calls via device dialer; app displays script + location help.</text:p>
      <text:p text:style-name="Standard"><text:s text:c="3"/>- App logs post-call outcome (Responded / No answer / Refused / Hung up).</text:p>
      <text:p text:style-name="Standard"><text:s text:c="3"/>- During business hours route to Animal Control Officer (ACO) if available; after hours route to sheriff/dispatch.</text:p>
      <text:p text:style-name="Standard"><text:s text:c="3"/>- ACO availability is configurable (vacation/sick override).</text:p>
      <text:p text:style-name="Standard">3. Offline caching</text:p>
      <text:p text:style-name="Standard"><text:s text:c="3"/>- Cache per “County” selected (Greenbrier / Kanawha).</text:p>
      <text:p text:style-name="Standard">4. PigPig triage dashboard authority</text:p>
      <text:p text:style-name="Standard"><text:s text:c="3"/>- Same as shelter admin authority plus “escalate to shelter” and “lock cases”.</text:p>
      <text:p text:style-name="Standard">5. Found→Missing matching</text:p>
      <text:p text:style-name="Standard"><text:soft-page-break/><text:s text:c="3"/>- Suggested matches shown only to moderators (PigPig/shelter). Not public; not owner-notified until confirmation.</text:p>
      <text:p text:style-name="Standard"/>
      <text:p text:style-name="Standard">3) Scope Control (WV Reality)</text:p>
      <text:p text:style-name="Standard">- No “Uber for pets” assumptions; paid pet ambulances are rare in WV.</text:p>
      <text:p text:style-name="Standard">- “Digital 911 Operator” model: triage + routing + logging + escalation.</text:p>
      <text:p text:style-name="Standard">- Emergency component is informational + coordination; no transport marketplace at MVP.</text:p>
      <text:p text:style-name="Standard"/>
      <text:p text:style-name="Standard">4) UX Reality Requirements</text:p>
      <text:p text:style-name="Standard">- Massive, high-contrast triage buttons for stressed users.</text:p>
      <text:p text:style-name="Standard">- Reverse-geocoded landmarks preferred over raw GPS for dispatch calls.</text:p>
      <text:p text:style-name="Standard">- Dead zone protocol: county contacts must work without network.</text:p>
      <text:p text:style-name="Standard">- Post-call modal captures outcomes for accountability and ops improvement.</text:p>
      <text:p text:style-name="Standard"/>
      <text:p text:style-name="Standard">5) Key Risk Corrections (ChatGPT governance review)</text:p>
      <text:p text:style-name="Standard">- Avoid public “name and shame” dashboards; keep accountability analytics internal until counsel-reviewed.</text:p>
      <text:p text:style-name="Standard">- Avoid language asserting creation of “public record”; logs are operational audit logs unless formally filed.</text:p>
      <text:p text:style-name="Standard">- Avoid coercive/defamatory script language; use “requesting assistance” framing.</text:p>
      <text:p text:style-name="Standard">- Moderator-gated matching to reduce theft/scam and false hope.</text:p>
      <text:p text:style-name="Standard">- Offline queue + idempotency required for POST actions.</text:p>
      <text:p text:style-name="Standard">- Twilio DTMF “press 1 to acknowledge” is unreliable on dispatch lines; prefer email ACK link if needed.</text:p>
      <text:p text:style-name="Standard"/>
      <text:p text:style-name="Standard">6) AI Features Requested</text:p>
      <text:p text:style-name="Standard">- AI sighting triage UI</text:p>
      <text:p text:style-name="Standard">- AI guardrails: no hallucinations, no false hope, bounded confidence</text:p>
      <text:p text:style-name="Standard"><text:soft-page-break/>- AI photo assistance to reduce “random husky photo spam”:</text:p>
      <text:p text:style-name="Standard"><text:s text:c="2"/>- Similarity clustering / “Not my pet” negative feedback loop</text:p>
      <text:p text:style-name="Standard"><text:s text:c="2"/>- Moderator-only match suggestions at first</text:p>
      <text:p text:style-name="Standard"/>
      <text:p text:style-name="Standard">7) Implementation Division of Labor</text:p>
      <text:p text:style-name="Standard">- Antigravity: canonical law/specs (schemas, invariants, contracts, retention, AI guardrails)</text:p>
      <text:p text:style-name="Standard">- Windsurf: implementation (UI, offline caching, queue/sync, dashboards) strictly conforming to canonical law</text:p>
      <text:p text:style-name="Standard"/>
      <text:p text:style-name="Standard">8) Immediate Build Order (MVP)</text:p>
      <text:p text:style-name="Standard">- Backend: emergency vet notify endpoint (email + voice), municipal outcome logging endpoint, tables.</text:p>
      <text:p text:style-name="Standard">- Frontend: Emergency triage flow + county pack caching + offline queue + PigPig dashboard MVP.</text:p>
      <text:p text:style-name="Standard">- Then: Sighting Intelligence UI with guardrails, followed by photo similarity tooling (carefully bounded).</text:p>
      <text:p text:style-name="Standard"/>
      <text:p text:style-name="Standard">9) Outstanding Items Not Authorized Yet</text:p>
      <text:p text:style-name="Standard">- Facebook/Meta partnerships, group access, comment ingestion, auto-replies: not assumed; requires separate research, legal, and platform policy review.</text:p>
      <text:p text:style-name="Standard">- Direct “feed fraudsters to the FBI”: requires clear reporting pipeline; do not promise law-enforcement ingestion. Provide “Report Package” export instead (structured evidence bundle) unless formal agreement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1-05T01:31:31.176000000</dc:date>
    <meta:editing-duration>PT13M47S</meta:editing-duration>
    <meta:generator>LibreOffice/24.2.5.2$Windows_X86_64 LibreOffice_project/bffef4ea93e59bebbeaf7f431bb02b1a39ee8a59</meta:generator>
    <meta:document-statistic meta:table-count="0" meta:image-count="0" meta:object-count="0" meta:page-count="3" meta:paragraph-count="55" meta:word-count="548" meta:character-count="3779" meta:non-whitespace-character-count="3252"/>
    <meta:user-defined meta:name="AppVersion">14.0000</meta:user-defined>
    <meta:template xlink:type="simple" xlink:actuate="onRequest" xlink:title="Normal.dotm" xlink:href=""/>
  </office:meta>
</office:document-meta>
</file>